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000000" draw:fill="none" draw:fill-color="#ffffff" fo:min-height="6.096cm"/>
    </style:style>
    <style:style style:name="gr9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5.842cm" svg:x="1.50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5.842cm" svg:x="1.508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5.842cm" svg:x="1.508cm" svg:y="18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5.842cm" svg:x="12.811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8.128cm" svg:x="11.16cm" svg:y="11.03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89cm" svg:height="2.028cm" svg:x="8.747cm" svg:y="5.826cm">
          <draw:text-box>
            <text:p>A</text:p>
          </draw:text-box>
        </draw:frame>
        <draw:frame draw:style-name="gr4" draw:layer="layout" svg:width="1.016cm" svg:height="1.651cm" svg:x="8.493cm" svg:y="13.065cm">
          <draw:text-box>
            <text:p>B</text:p>
          </draw:text-box>
        </draw:frame>
        <draw:frame draw:style-name="gr5" draw:layer="layout" svg:width="1.016cm" svg:height="1.52cm" svg:x="8.77cm" svg:y="21.32cm">
          <draw:text-box>
            <text:p>C</text:p>
          </draw:text-box>
        </draw:frame>
        <draw:frame draw:style-name="gr6" draw:layer="layout" svg:width="0.889cm" svg:height="1.266cm" svg:x="11.287cm" svg:y="5.953cm">
          <draw:text-box>
            <text:p>D</text:p>
          </draw:text-box>
        </draw:frame>
        <draw:frame draw:style-name="gr7" draw:layer="layout" svg:width="1.016cm" svg:height="1.524cm" svg:x="10.271cm" svg:y="13.065cm">
          <draw:text-box>
            <text:p>E</text:p>
          </draw:text-box>
        </draw:frame>
        <draw:frame draw:style-name="gr8" draw:layer="layout" svg:width="6.985cm" svg:height="6.346cm" svg:x="12.176cm" svg:y="19.415cm">
          <draw:text-box>
            <text:p>This is a view of how 2 OpenMP threads access the arrays.</text:p>
          </draw:text-box>
        </draw:frame>
        <draw:custom-shape draw:style-name="gr9" draw:text-style-name="P1" draw:layer="layout" svg:width="1.016cm" svg:height="5.842cm" svg:x="13.827cm" svg:y="3.1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5.842cm" svg:x="12.811cm" svg:y="3.1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43cm" svg:height="1.27cm" svg:x="1.508cm" svg:y="3.2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43cm" svg:height="1.27cm" svg:x="2.651cm" svg:y="3.2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43cm" svg:height="1.27cm" svg:x="3.794cm" svg:y="3.2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43cm" svg:height="1.27cm" svg:x="1.508cm" svg:y="12.17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143cm" svg:y1="5.699cm" svg:x2="5.826cm" svg:y2="5.699cm">
          <text:p/>
        </draw:line>
        <draw:custom-shape draw:style-name="gr10" draw:text-style-name="P1" draw:layer="layout" svg:width="1.143cm" svg:height="1.27cm" svg:x="1.508cm" svg:y="10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43cm" svg:height="1.27cm" svg:x="1.508cm" svg:y="13.44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.413cm" svg:y1="11.414cm" svg:x2="3.413cm" svg:y2="14.589cm">
          <text:p/>
        </draw:line>
        <draw:custom-shape draw:style-name="gr10" draw:text-style-name="P1" draw:layer="layout" svg:width="6.731cm" svg:height="1.27cm" svg:x="1.508cm" svg:y="18.9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731cm" svg:height="1.27cm" svg:x="1.508cm" svg:y="20.1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31cm" svg:height="1.27cm" svg:x="1.508cm" svg:y="21.44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cm" svg:y1="19.161cm" svg:x2="1cm" svg:y2="24.368cm">
          <text:p/>
        </draw:line>
        <draw:line draw:style-name="gr11" draw:text-style-name="P1" draw:layer="layout" svg:x1="13.065cm" svg:y1="2.651cm" svg:x2="19.288cm" svg:y2="2.651cm">
          <text:p/>
        </draw:line>
        <draw:custom-shape draw:style-name="gr10" draw:text-style-name="P1" draw:layer="layout" svg:width="3.175cm" svg:height="3.048cm" svg:x="11.16cm" svg:y="11.03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065cm" svg:y1="11.033cm" svg:x2="13.065cm" svg:y2="13.954cm">
          <text:p/>
        </draw:line>
        <draw:line draw:style-name="gr12" draw:text-style-name="P1" draw:layer="layout" svg:x1="11.16cm" svg:y1="12.049cm" svg:x2="14.462cm" svg:y2="12.049cm">
          <text:p/>
        </draw:line>
        <draw:line draw:style-name="gr12" draw:text-style-name="P1" draw:layer="layout" svg:x1="11.16cm" svg:y1="13.192cm" svg:x2="14.335cm" svg:y2="13.192cm">
          <text:p/>
        </draw:line>
        <draw:line draw:style-name="gr11" draw:text-style-name="P1" draw:layer="layout" svg:x1="11.541cm" svg:y1="15.351cm" svg:x2="18.526cm" svg:y2="15.351cm">
          <text:p/>
        </draw:line>
        <draw:line draw:style-name="gr12" draw:text-style-name="P1" draw:layer="layout" svg:x1="12.176cm" svg:y1="11.033cm" svg:x2="12.176cm" svg:y2="14.081cm">
          <text:p/>
        </draw:line>
        <draw:custom-shape draw:style-name="gr9" draw:text-style-name="P1" draw:layer="layout" svg:width="3.175cm" svg:height="3.048cm" svg:x="14.335cm" svg:y="11.03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24cm" svg:y1="11.033cm" svg:x2="16.24cm" svg:y2="13.954cm">
          <text:p/>
        </draw:line>
        <draw:line draw:style-name="gr12" draw:text-style-name="P1" draw:layer="layout" svg:x1="14.335cm" svg:y1="12.049cm" svg:x2="17.637cm" svg:y2="12.049cm">
          <text:p/>
        </draw:line>
        <draw:line draw:style-name="gr12" draw:text-style-name="P1" draw:layer="layout" svg:x1="14.335cm" svg:y1="13.192cm" svg:x2="17.51cm" svg:y2="13.192cm">
          <text:p/>
        </draw:line>
        <draw:line draw:style-name="gr12" draw:text-style-name="P1" draw:layer="layout" svg:x1="15.351cm" svg:y1="11.033cm" svg:x2="15.351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1-03T16:00:17.339552608</meta:creation-date>
    <dc:date>2014-11-03T17:17:54.856235161</dc:date>
    <dc:creator>Melvyn Drag</dc:creator>
    <meta:editing-duration>PT1H9M12S</meta:editing-duration>
    <meta:editing-cycles>3</meta:editing-cycles>
    <meta:generator>LibreOffice/4.2.6.3$Linux_x86 LibreOffice_project/420m0$Build-3</meta:generator>
    <meta:document-statistic meta:object-count="37"/>
  </office:meta>
</office:document-meta>
</file>